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0d4bf1" officeooo:paragraph-rsid="000d4bf1" style:font-weight-asian="bold" style:font-weight-complex="bold"/>
    </style:style>
    <style:style style:name="P2" style:family="paragraph" style:parent-style-name="Text_20_body">
      <style:text-properties officeooo:paragraph-rsid="000cb72e"/>
    </style:style>
    <style:style style:name="P3" style:family="paragraph" style:parent-style-name="Text_20_body">
      <style:text-properties officeooo:paragraph-rsid="000d4bf1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officeooo:rsid="000d4bf1" officeooo:paragraph-rsid="000d4bf1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134a42" officeooo:paragraph-rsid="00134a42" style:font-weight-asian="bold" style:font-weight-complex="bold"/>
    </style:style>
    <style:style style:name="P8" style:family="paragraph" style:parent-style-name="Text_20_body">
      <style:text-properties fo:font-weight="bold" officeooo:paragraph-rsid="00134a42" style:font-weight-asian="bold" style:font-weight-complex="bold"/>
    </style:style>
    <style:style style:name="P9" style:family="paragraph" style:parent-style-name="Text_20_body">
      <style:text-properties fo:font-weight="bold" officeooo:rsid="00001d6c" officeooo:paragraph-rsid="00134a42" style:font-weight-asian="bold" style:font-weight-complex="bold"/>
    </style:style>
    <style:style style:name="P10" style:family="paragraph" style:parent-style-name="Text_20_body">
      <style:text-properties fo:font-weight="bold" officeooo:rsid="00142a35" officeooo:paragraph-rsid="00142a35" style:font-weight-asian="bold" style:font-weight-complex="bold"/>
    </style:style>
    <style:style style:name="P11" style:family="paragraph" style:parent-style-name="Text_20_body">
      <style:text-properties fo:font-weight="bold" officeooo:paragraph-rsid="00144518" style:font-weight-asian="bold" style:font-weight-complex="bold"/>
    </style:style>
    <style:style style:name="P12" style:family="paragraph" style:parent-style-name="Text_20_body">
      <style:text-properties fo:font-weight="bold" officeooo:rsid="000f435e" officeooo:paragraph-rsid="00144518" style:font-weight-asian="bold" style:font-weight-complex="bold"/>
    </style:style>
    <style:style style:name="P13" style:family="paragraph" style:parent-style-name="Text_20_body">
      <style:text-properties fo:font-weight="bold" officeooo:rsid="00144518" officeooo:paragraph-rsid="00144518" style:font-weight-asian="bold" style:font-weight-complex="bold"/>
    </style:style>
    <style:style style:name="P14" style:family="paragraph" style:parent-style-name="Text_20_body">
      <style:text-properties fo:language="en" fo:country="GB" fo:font-weight="bold" officeooo:paragraph-rsid="00134a42" style:font-weight-asian="bold" style:font-weight-complex="bold"/>
    </style:style>
    <style:style style:name="P15" style:family="paragraph" style:parent-style-name="Text_20_body">
      <style:text-properties fo:language="en" fo:country="GB" fo:font-weight="bold" officeooo:rsid="00134a42" officeooo:paragraph-rsid="00142a35" style:font-weight-asian="bold" style:font-weight-complex="bold"/>
    </style:style>
    <style:style style:name="T1" style:family="text">
      <style:text-properties style:font-name="Arial1" fo:font-size="28pt" fo:font-weight="bold" officeooo:rsid="000b3ae7" style:font-name-asian="Microsoft YaHei" style:font-size-asian="28pt" style:font-weight-asian="bold" style:font-name-complex="Mangal" style:font-size-complex="28pt" style:font-weight-complex="bold"/>
    </style:style>
    <style:style style:name="T2" style:family="text">
      <style:text-properties style:font-name="Arial1" fo:font-size="28pt" fo:font-weight="bold" officeooo:rsid="000c3d27" style:font-name-asian="Microsoft YaHei" style:font-size-asian="28pt" style:font-weight-asian="bold" style:font-name-complex="Mangal" style:font-size-complex="28pt" style:font-weight-complex="bold"/>
    </style:style>
    <style:style style:name="T3" style:family="text">
      <style:text-properties style:font-name="Arial1" fo:font-size="28pt" fo:font-weight="bold" officeooo:rsid="000cb72e" style:font-name-asian="Microsoft YaHei" style:font-size-asian="28pt" style:font-weight-asian="bold" style:font-name-complex="Mangal" style:font-size-complex="28pt" style:font-weight-complex="bold"/>
    </style:style>
    <style:style style:name="T4" style:family="text">
      <style:text-properties style:font-name="Arial1" fo:font-size="28pt" fo:font-weight="bold" officeooo:rsid="000d4bf1" style:font-name-asian="Microsoft YaHei" style:font-size-asian="28pt" style:font-weight-asian="bold" style:font-name-complex="Mangal" style:font-size-complex="28pt" style:font-weight-complex="bold"/>
    </style:style>
    <style:style style:name="T5" style:family="text">
      <style:text-properties officeooo:rsid="000d4bf1"/>
    </style:style>
    <style:style style:name="T6" style:family="text">
      <style:text-properties style:font-name="Arial" officeooo:rsid="000d4bf1"/>
    </style:style>
    <style:style style:name="T7" style:family="text">
      <style:text-properties style:font-name="Arial" officeooo:rsid="000f435e"/>
    </style:style>
    <style:style style:name="T8" style:family="text">
      <style:text-properties officeooo:rsid="00134a42"/>
    </style:style>
    <style:style style:name="T9" style:family="text">
      <style:text-properties officeooo:rsid="00142a35"/>
    </style:style>
    <style:style style:name="T10" style:family="text">
      <style:text-properties officeooo:rsid="00144518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COMANDOS DE </text:span><text:span text:style-name="T2">U</text:span><text:span text:style-name="T3">SUARIOS Y GRUPOS </text:span><text:span text:style-name="T1">EN</text:span> LINUX</text:p>
      <text:p text:style-name="P1"/>
      <text:p text:style-name="P4">Detalle los comandos empleados para cada una de las siguientes acciones:</text:p>
      <text:p text:style-name="Text_20_body">1.<text:span text:style-name="T6">Crea </text:span>un usuario llamado us2, perteneciente al grupo us2.</text:p>
      <text:p text:style-name="P7">sudo addgroup us2</text:p>
      <text:p text:style-name="P8">sudo adduser us2</text:p>
      <text:p text:style-name="P4"/>
      <text:p text:style-name="Text_20_body">2. <text:span text:style-name="T6">C</text:span>rea un usuario llamado us3, perteneciente al grupo us2.</text:p>
      <text:p text:style-name="Text_20_body"/>
      <text:p text:style-name="P9"><text:span text:style-name="T8">s</text:span>udo adduser us3 us2</text:p>
      <text:p text:style-name="Text_20_body"/>
      <text:p text:style-name="Text_20_body">3. <text:span text:style-name="T6">A</text:span>ñad<text:span text:style-name="T5">e e</text:span>l usuario us3 a los grupos lp y cdrom.</text:p>
      <text:p text:style-name="P14">sudo adduser us3</text:p>
      <text:p text:style-name="P14">sudo adduser us3 lp</text:p>
      <text:p text:style-name="P14">sudo adduser us3 cdrom</text:p>
      <text:p text:style-name="Text_20_body"/>
      <text:p text:style-name="P2">4. <text:span text:style-name="T6">M</text:span>odifica el grupo principal de l<text:span text:style-name="T5">os</text:span> usuario<text:span text:style-name="T5">s</text:span> <text:span text:style-name="T5">us2 y </text:span>us3 al grupo adm.</text:p>
      <text:p text:style-name="P15">sudo addgroup <text:span text:style-name="T9">adm</text:span></text:p>
      <text:p text:style-name="P14">sudo groupmod -n adm us2</text:p>
      <text:p text:style-name="P14">sudo groupmod -n adm us3</text:p>
      <text:p text:style-name="Text_20_body"/>
      <text:p text:style-name="Text_20_body">5. <text:span text:style-name="T6">C</text:span>rea <text:span text:style-name="T5">el</text:span> grupo llamado g3.</text:p>
      <text:p text:style-name="P10">sudo groupadd g3</text:p>
      <text:p text:style-name="Text_20_body"/>
      <text:p text:style-name="Text_20_body">6. <text:span text:style-name="T6">E</text:span>limina el grupo creado en el paso anterior.</text:p>
      <text:p text:style-name="P11">sudo groupdel g3</text:p>
      <text:p text:style-name="Text_20_body"/>
      <text:p text:style-name="Text_20_body"/>
      <text:p text:style-name="P5"><text:soft-page-break/>7. Cambia la máscara de permisos del usuario us2 para que, a partir de ese momento, todos los archivos se creen con los permisos rw- r-- --- (640).</text:p>
      <text:p text:style-name="P11">umask 640 o umask rw-r-----</text:p>
      <text:p text:style-name="P3"/>
      <text:p text:style-name="P3"><text:span text:style-name="T5">8. </text:span><text:span text:style-name="T6">Crea, </text:span><text:span text:style-name="T7">haciendo login </text:span><text:span text:style-name="T6">con el usuario us2, el </text:span><text:span text:style-name="T5">fichero saludo.txt con el texto “Hola mundo” y comprueba los permisos con los que se ha creado. </text:span><text:span text:style-name="T6">D</text:span><text:span text:style-name="T7">etalla </text:span><text:span text:style-name="T5">los permisos en este documento.</text:span></text:p>
      <text:p text:style-name="P11">echo “<text:span text:style-name="T10">hola mundo</text:span>” &gt; saludo.txt</text:p>
      <text:p text:style-name="P12">ls -l</text:p>
      <text:p text:style-name="Text_20_body"><text:span text:style-name="T5">9</text:span>. <text:span text:style-name="T6">E</text:span>limina <text:s/><text:span text:style-name="T5">el</text:span> usuario us3, eliminando todos los archivos que tenga en el sistema.</text:p>
      <text:p text:style-name="P11">sudo userdel -r us3<text:tab/></text:p>
      <text:p text:style-name="Text_20_body"/>
      <text:p text:style-name="Text_20_body"><text:span text:style-name="T5">10</text:span>. Indica cómo podemos saber el grupo primario de un usuario y el resto de grupos a los que pertenece.</text:p>
      <text:p text:style-name="P11">Con el comando “id user”</text:p>
      <text:p text:style-name="P11"><text:span text:style-name="T10">o</text:span></text:p>
      <text:p text:style-name="P11"><text:span text:style-name="T10">haciendo:</text:span></text:p>
      <text:p text:style-name="P13">cat /<text:span text:style-name="T11">etc/group</text:span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1" fo:font-family="Arial" style:font-style-name="Negrita" style:font-family-generic="swiss" style:font-pitch="variable"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5T21:35:33.880000000</meta:creation-date>
    <dc:date>2022-05-30T00:38:01.403000000</dc:date>
    <meta:editing-duration>PT22M32S</meta:editing-duration>
    <meta:editing-cycles>9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31" meta:word-count="236" meta:character-count="1271" meta:non-whitespace-character-count="1064"/>
  </office:meta>
</office:document-meta>
</file>